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6.341cm"/>
    </style:style>
    <style:style style:name="co4" style:family="table-column">
      <style:table-column-properties fo:break-before="auto" style:column-width="13.46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14cm"/>
    </style:style>
    <style:style style:name="co10" style:family="table-column">
      <style:table-column-properties fo:break-before="auto" style:column-width="2.644cm"/>
    </style:style>
    <style:style style:name="co11" style:family="table-column">
      <style:table-column-properties fo:break-before="auto" style:column-width="2.1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3ff2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23ff23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23ff23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23ff23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1015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#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tempo stimato</text:p>
          </table:table-cell>
          <table:table-cell table:style-name="ce1" office:value-type="string">
            <text:p>finora</text:p>
          </table:table-cell>
          <table:table-cell table:style-name="ce1" office:value-type="string">
            <text:p>dipende da</text:p>
          </table:table-cell>
          <table:table-cell table:style-name="ce1" office:value-type="string">
            <text:p>categoria</text:p>
          </table:table-cell>
          <table:table-cell table:style-name="Default" table:number-columns-repeated="2"/>
          <table:table-cell table:style-name="ce1" table:number-columns-repeated="1015"/>
        </table:table-row>
        <table:table-row table:style-name="ro3">
          <table:table-cell table:style-name="ce2" office:value-type="string">
            <text:p>RED-5</text:p>
          </table:table-cell>
          <table:table-cell table:style-name="ce4" office:value-type="string">
            <text:p>modelli</text:p>
          </table:table-cell>
          <table:table-cell table:style-name="ce6" office:value-type="string">
            <text:p>validazioni complete e tests</text:p>
          </table:table-cell>
          <table:table-cell table:style-name="ce8" office:value-type="string">
            <text:p>24 (33%)</text:p>
          </table:table-cell>
          <table:table-cell table:style-name="ce8" office:value-type="float" office:value="21">
            <text:p>21</text:p>
          </table:table-cell>
          <table:table-cell table:style-name="ce8"/>
          <table:table-cell table:style-name="ce8" office:value-type="string">
            <text:p>backen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 office:value-type="string">
            <text:p>RED-18</text:p>
          </table:table-cell>
          <table:table-cell table:style-name="ce4" office:value-type="string">
            <text:p>metodi di logica</text:p>
          </table:table-cell>
          <table:table-cell table:style-name="ce6" office:value-type="string">
            <text:p>con test</text:p>
          </table:table-cell>
          <table:table-cell table:style-name="ce8" office:value-type="string">
            <text:p>16 (33 %)</text:p>
          </table:table-cell>
          <table:table-cell table:style-name="ce8" office:value-type="float" office:value="18">
            <text:p>18</text:p>
          </table:table-cell>
          <table:table-cell table:style-name="ce8"/>
          <table:table-cell table:style-name="ce8" office:value-type="string">
            <text:p>backen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layout general</text:p>
          </table:table-cell>
          <table:table-cell table:style-name="Default"/>
          <table:table-cell office:value-type="string">
            <text:p>6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layout virtual classroom?</text:p>
          </table:table-cell>
          <table:table-cell table:style-name="Default" office:value-type="string">
            <text:p>decidere se farlo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pagina prelogin</text:p>
          </table:table-cell>
          <table:table-cell office:value-type="string">
            <text:p>include layout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viste relative alla registrazione</text:p>
          </table:table-cell>
          <table:table-cell office:value-type="string">
            <text:p>dipendono da richieste cliente; il più possibile modulari; tempo approssimativo 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motori di ricerca</text:p>
          </table:table-cell>
          <table:table-cell office:value-type="string">
            <text:p>pagina dei risultati + ricerca avanzata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sistema di notifiche</text:p>
          </table:table-cell>
          <table:table-cell office:value-type="string">
            <text:p>solo i messaggi ricevuti dall'utente</text:p>
          </table:table-cell>
          <table:table-cell office:value-type="string">
            <text:p>4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contenitori di lezioni ed elementi</text:p>
          </table:table-cell>
          <table:table-cell office:value-type="string">
            <text:p>include le 2 barre colorate e le pagine vuote</text:p>
          </table:table-cell>
          <table:table-cell office:value-type="string">
            <text:p>6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editor elementi</text:p>
          </table:table-cell>
          <table:table-cell office:value-type="string">
            <text:p>deve integrare i tre editor in uno + include layout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editor lezioni</text:p>
          </table:table-cell>
          <table:table-cell office:value-type="string">
            <text:p>include layout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player di lezioni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virtual classroom</text:p>
          </table:table-cell>
          <table:table-cell table:number-columns-repeated="4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un oggetto (elemento o lezione)</text:p>
          </table:table-cell>
          <table:table-cell office:value-type="string">
            <text:p>tre viste elementi, tre lezioni, tre stati per gli elementi, 5 per le lezioni</text:p>
          </table:table-cell>
          <table:table-cell office:value-type="string">
            <text:p>15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caricamento elemento</text:p>
          </table:table-cell>
          <table:table-cell table:number-columns-repeated="4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pagine di cortesia</text:p>
          </table:table-cell>
          <table:table-cell office:value-type="string">
            <text:p>Vestire 500 e 404 + sito in manutenzione</text:p>
          </table:table-cell>
          <table:table-cell office:value-type="string">
            <text:p>6 (20%)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Default" office:value-type="string">
            <text:p>errori pop up</text:p>
          </table:table-cell>
          <table:table-cell office:value-type="string">
            <text:p>pop ups notifica</text:p>
          </table:table-cell>
          <table:table-cell office:value-type="string">
            <text:p>8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pagina mio profilo</text:p>
          </table:table-cell>
          <table:table-cell office:value-type="string">
            <text:p>dipende dalla registrazione e dalle richieste cliente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egistrazione – backend</text:p>
          </table:table-cell>
          <table:table-cell office:value-type="string">
            <text:p>dipende da richieste cliente</text:p>
          </table:table-cell>
          <table:table-cell table:number-columns-repeated="3"/>
          <table:table-cell office:value-type="string">
            <text:p>controll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interfaccia amministrativa</text:p>
          </table:table-cell>
          <table:table-cell office:value-type="string">
            <text:p>non urgente; alcune funzionalità devono avere un'interfaccia rapida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Default" office:value-type="string">
            <text:p>editor audio</text:p>
          </table:table-cell>
          <table:table-cell table:number-columns-repeated="4"/>
          <table:table-cell office:value-type="string">
            <text:p>controll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Default" office:value-type="string">
            <text:p>editor img</text:p>
          </table:table-cell>
          <table:table-cell table:number-columns-repeated="4"/>
          <table:table-cell office:value-type="string">
            <text:p>controllers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Default" office:value-type="string">
            <text:p>editor video</text:p>
          </table:table-cell>
          <table:table-cell table:number-columns-repeated="4"/>
          <table:table-cell office:value-type="string">
            <text:p>controllers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Default" office:value-type="string">
            <text:p>css globale</text:p>
          </table:table-cell>
          <table:table-cell/>
          <table:table-cell office:value-type="string">
            <text:p>4 (20%)</text:p>
          </table:table-cell>
          <table:table-cell table:number-columns-repeated="2"/>
          <table:table-cell office:value-type="string">
            <text:p>css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style-name="Default" office:value-type="string">
            <text:p>barra grigia comune a elem lezioni</text:p>
          </table:table-cell>
          <table:table-cell/>
          <table:table-cell office:value-type="string">
            <text:p>3 (20%)</text:p>
          </table:table-cell>
          <table:table-cell table:number-columns-repeated="1020"/>
        </table:table-row>
        <table:table-row table:style-name="ro2" table:number-rows-repeated="4">
          <table:table-cell/>
          <table:table-cell table:style-name="Default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>
        <table:table-column table:style-name="co7" table:default-cell-style-name="Default"/>
        <table:table-row table:style-name="ro4">
          <table:table-cell/>
        </table:table-row>
      </table:table>
      <table:table table:name="Foglio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7T12:19:50</meta:creation-date>
    <dc:date>2012-10-08T09:24:43</dc:date>
    <dc:creator>Morgan Spa</dc:creator>
    <meta:editing-duration>PT5H19M13S</meta:editing-duration>
    <meta:editing-cycles>36</meta:editing-cycles>
    <meta:generator>LibreOffice/3.5$Linux_X86_64 LibreOffice_project/350m1$Build-2</meta:generator>
    <meta:document-statistic meta:table-count="3" meta:cell-count="106" meta:object-count="0"/>
  </office:meta>
</office:document-meta>
</file>